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nfuionmatrix" style:family="table">
      <style:table-properties style:width="17cm" table:align="margins"/>
    </style:style>
    <style:style style:name="Confuionmatrix.A" style:family="table-column">
      <style:table-column-properties style:column-width="3.401cm" style:rel-column-width="13107*"/>
    </style:style>
    <style:style style:name="Confuionmatrix.A1" style:family="table-cell">
      <style:table-cell-properties fo:padding="0.097cm" fo:border-left="0.05pt solid #000000" fo:border-right="none" fo:border-top="0.05pt solid #000000" fo:border-bottom="0.05pt solid #000000"/>
    </style:style>
    <style:style style:name="Confuionmatrix.E1" style:family="table-cell">
      <style:table-cell-properties fo:padding="0.097cm" fo:border="0.05pt solid #000000"/>
    </style:style>
    <style:style style:name="Confuionmatrix.A2" style:family="table-cell">
      <style:table-cell-properties fo:padding="0.097cm" fo:border-left="0.05pt solid #000000" fo:border-right="none" fo:border-top="none" fo:border-bottom="0.05pt solid #000000"/>
    </style:style>
    <style:style style:name="Confuionmatrix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fb02a" officeooo:paragraph-rsid="001fb02a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01612" officeooo:paragraph-rsid="001fb02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bold" officeooo:rsid="00218c18" officeooo:paragraph-rsid="00218c18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fo:font-weight="normal" officeooo:rsid="00218c18" officeooo:paragraph-rsid="00218c18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c18" officeooo:paragraph-rsid="00218c18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01612" officeooo:paragraph-rsid="001fb02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8b4c" officeooo:paragraph-rsid="00238b4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officeooo:rsid="00001612" officeooo:paragraph-rsid="001fb02a"/>
    </style:style>
    <style:style style:name="P9" style:family="paragraph" style:parent-style-name="Table_20_Contents">
      <style:paragraph-properties fo:text-align="start" style:justify-single-word="false"/>
      <style:text-properties officeooo:rsid="00001612" officeooo:paragraph-rsid="001fb02a"/>
    </style:style>
    <style:style style:name="P10" style:family="paragraph" style:parent-style-name="Table_20_Contents">
      <style:paragraph-properties fo:text-align="center" style:justify-single-word="false"/>
      <style:text-properties officeooo:rsid="00001612" officeooo:paragraph-rsid="001fb02a"/>
    </style:style>
    <style:style style:name="P11" style:family="paragraph" style:parent-style-name="Table_20_Contents">
      <style:paragraph-properties fo:text-align="center" style:justify-single-word="false"/>
      <style:text-properties fo:color="#00cc00" officeooo:rsid="001fb02a" officeooo:paragraph-rsid="001fb02a"/>
    </style:style>
    <style:style style:name="P12" style:family="paragraph" style:parent-style-name="Table_20_Contents">
      <style:paragraph-properties fo:text-align="center" style:justify-single-word="false"/>
      <style:text-properties officeooo:rsid="001fb02a" officeooo:paragraph-rsid="001fb02a"/>
    </style:style>
    <style:style style:name="P13" style:family="paragraph" style:parent-style-name="Table_20_Contents">
      <style:paragraph-properties fo:text-align="center" style:justify-single-word="false"/>
      <style:text-properties fo:color="#00cc00" officeooo:rsid="0027a46c" officeooo:paragraph-rsid="0027a46c"/>
    </style:style>
    <style:style style:name="P14" style:family="paragraph" style:parent-style-name="Table_20_Contents">
      <style:paragraph-properties fo:text-align="center" style:justify-single-word="false"/>
      <style:text-properties fo:color="#00cc00" officeooo:rsid="00284e91" officeooo:paragraph-rsid="00284e91"/>
    </style:style>
    <style:style style:name="P15" style:family="paragraph" style:parent-style-name="Table_20_Contents">
      <style:paragraph-properties fo:text-align="center" style:justify-single-word="false"/>
      <style:text-properties officeooo:rsid="0027a46c" officeooo:paragraph-rsid="0027a46c"/>
    </style:style>
    <style:style style:name="P16" style:family="paragraph" style:parent-style-name="Table_20_Contents">
      <style:paragraph-properties fo:text-align="end" style:justify-single-word="false"/>
      <style:text-properties officeooo:rsid="00001612" officeooo:paragraph-rsid="00284e91"/>
    </style:style>
    <style:style style:name="P17" style:family="paragraph" style:parent-style-name="Table_20_Contents">
      <style:paragraph-properties fo:text-align="start" style:justify-single-word="false"/>
      <style:text-properties officeooo:rsid="00001612" officeooo:paragraph-rsid="00284e91"/>
    </style:style>
    <style:style style:name="P18" style:family="paragraph" style:parent-style-name="Table_20_Contents">
      <style:paragraph-properties fo:text-align="center" style:justify-single-word="false"/>
      <style:text-properties officeooo:rsid="00001612" officeooo:paragraph-rsid="00284e91"/>
    </style:style>
    <style:style style:name="P19" style:family="paragraph" style:parent-style-name="Table_20_Contents">
      <style:paragraph-properties fo:text-align="center" style:justify-single-word="false"/>
      <style:text-properties officeooo:rsid="001fb02a" officeooo:paragraph-rsid="00284e91"/>
    </style:style>
    <style:style style:name="P20" style:family="paragraph" style:parent-style-name="Table_20_Contents">
      <style:paragraph-properties fo:text-align="center" style:justify-single-word="false"/>
      <style:text-properties officeooo:rsid="00284e91" officeooo:paragraph-rsid="00284e91"/>
    </style:style>
    <style:style style:name="P21" style:family="paragraph" style:parent-style-name="Standard">
      <style:paragraph-properties fo:text-align="center" style:justify-single-word="false"/>
      <style:text-properties fo:font-size="11pt" fo:font-style="normal" style:text-underline-style="solid" style:text-underline-width="auto" style:text-underline-color="font-color" fo:font-weight="bold" officeooo:rsid="00218c18" officeooo:paragraph-rsid="001fb02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1pt" fo:font-style="normal" style:text-underline-style="solid" style:text-underline-width="auto" style:text-underline-color="font-color" fo:font-weight="bold" officeooo:rsid="00218c18" officeooo:paragraph-rsid="00284e91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bold" officeooo:rsid="00218c18" officeooo:paragraph-rsid="00284e91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284e91" officeooo:paragraph-rsid="00284e91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01612" officeooo:paragraph-rsid="00284e9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01612" officeooo:paragraph-rsid="00284e9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c18" officeooo:paragraph-rsid="00218c18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fb02a"/>
    </style:style>
    <style:style style:name="T2" style:family="text">
      <style:text-properties officeooo:rsid="00238b4c"/>
    </style:style>
    <style:style style:name="T3" style:family="text">
      <style:text-properties officeooo:rsid="0027a46c"/>
    </style:style>
    <style:style style:name="T4" style:family="text">
      <style:text-properties officeooo:rsid="00284e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ue-based DTW</text:p>
      <text:p text:style-name="P1">-Classification-</text:p>
      <text:p text:style-name="P1"/>
      <text:p text:style-name="P2">6<text:span text:style-name="T1">0</text:span>0 Trainssamples <text:span text:style-name="T1">(only generated)</text:span></text:p>
      <text:p text:style-name="P2"><text:span text:style-name="T3">775</text:span> Testsamples</text:p>
      <text:p text:style-name="P2"/>
      <text:p text:style-name="P2">Test Accuracy : <text:span text:style-name="T3">0.627</text:span></text:p>
      <text:p text:style-name="P6">Confusion matrix of testset:</text:p>
      <table:table table:name="Confuionmatrix" table:style-name="Confuionmatrix">
        <table:table-column table:style-name="Confuionmatrix.A" table:number-columns-repeated="5"/>
        <table:table-row>
          <table:table-cell table:style-name="Confuionmatrix.A1" office:value-type="string">
            <text:p text:style-name="P8">Predicted </text:p>
            <text:p text:style-name="P9">True</text:p>
          </table:table-cell>
          <table:table-cell table:style-name="Confuionmatrix.A1" office:value-type="string">
            <text:p text:style-name="P10">Class 1</text:p>
          </table:table-cell>
          <table:table-cell table:style-name="Confuionmatrix.A1" office:value-type="string">
            <text:p text:style-name="P10">Class 4</text:p>
          </table:table-cell>
          <table:table-cell table:style-name="Confuionmatrix.A1" office:value-type="string">
            <text:p text:style-name="P10">Class 6</text:p>
          </table:table-cell>
          <table:table-cell table:style-name="Confuionmatrix.E1" office:value-type="string">
            <text:p text:style-name="P10">Class 5</text:p>
          </table:table-cell>
        </table:table-row>
        <table:table-row>
          <table:table-cell table:style-name="Confuionmatrix.A2" office:value-type="string">
            <text:p text:style-name="P10">Class 1</text:p>
          </table:table-cell>
          <table:table-cell table:style-name="Confuionmatrix.A2" office:value-type="string">
            <text:p text:style-name="P13">48</text:p>
          </table:table-cell>
          <table:table-cell table:style-name="Confuionmatrix.A2" office:value-type="string">
            <text:p text:style-name="P15">1</text:p>
          </table:table-cell>
          <table:table-cell table:style-name="Confuionmatrix.A2" office:value-type="string">
            <text:p text:style-name="P15">1</text:p>
          </table:table-cell>
          <table:table-cell table:style-name="Confuionmatrix.E2" office:value-type="string">
            <text:p text:style-name="P15">27</text:p>
          </table:table-cell>
        </table:table-row>
        <table:table-row>
          <table:table-cell table:style-name="Confuionmatrix.A2" office:value-type="string">
            <text:p text:style-name="P10">Class 4</text:p>
          </table:table-cell>
          <table:table-cell table:style-name="Confuionmatrix.A2" office:value-type="string">
            <text:p text:style-name="P15">3</text:p>
          </table:table-cell>
          <table:table-cell table:style-name="Confuionmatrix.A2" office:value-type="string">
            <text:p text:style-name="P11">2<text:span text:style-name="T3">5</text:span></text:p>
          </table:table-cell>
          <table:table-cell table:style-name="Confuionmatrix.A2" office:value-type="string">
            <text:p text:style-name="P15">0</text:p>
          </table:table-cell>
          <table:table-cell table:style-name="Confuionmatrix.E2" office:value-type="string">
            <text:p text:style-name="P15">115</text:p>
          </table:table-cell>
        </table:table-row>
        <table:table-row>
          <table:table-cell table:style-name="Confuionmatrix.A2" office:value-type="string">
            <text:p text:style-name="P10">Class 6</text:p>
          </table:table-cell>
          <table:table-cell table:style-name="Confuionmatrix.A2" office:value-type="string">
            <text:p text:style-name="P15">3</text:p>
          </table:table-cell>
          <table:table-cell table:style-name="Confuionmatrix.A2" office:value-type="string">
            <text:p text:style-name="P12">1</text:p>
          </table:table-cell>
          <table:table-cell table:style-name="Confuionmatrix.A2" office:value-type="string">
            <text:p text:style-name="P13">44</text:p>
          </table:table-cell>
          <table:table-cell table:style-name="Confuionmatrix.E2" office:value-type="string">
            <text:p text:style-name="P12"><text:span text:style-name="T3">7</text:span>1</text:p>
          </table:table-cell>
        </table:table-row>
        <table:table-row>
          <table:table-cell table:style-name="Confuionmatrix.A2" office:value-type="string">
            <text:p text:style-name="P10">Class 5</text:p>
          </table:table-cell>
          <table:table-cell table:style-name="Confuionmatrix.A2" office:value-type="string">
            <text:p text:style-name="P15">54</text:p>
          </table:table-cell>
          <table:table-cell table:style-name="Confuionmatrix.A2" office:value-type="string">
            <text:p text:style-name="P15">4</text:p>
          </table:table-cell>
          <table:table-cell table:style-name="Confuionmatrix.A2" office:value-type="string">
            <text:p text:style-name="P15">9</text:p>
          </table:table-cell>
          <table:table-cell table:style-name="Confuionmatrix.E2" office:value-type="string">
            <text:p text:style-name="P13">369</text:p>
          </table:table-cell>
        </table:table-row>
      </table:table>
      <text:p text:style-name="P21"/>
      <text:p text:style-name="P3">Anmerkungen:</text:p>
      <text:p text:style-name="P4">Klassifizierung mit Threshold <text:span text:style-name="T2">(0.25)</text:span>.</text:p>
      <text:p text:style-name="P5"/>
      <text:p text:style-name="P5">________________________________________________________________________________</text:p>
      <text:p text:style-name="P7"><text:tab/></text:p>
      <text:p text:style-name="P7"/>
      <text:p text:style-name="P25">6<text:span text:style-name="T4">60</text:span> Trainssamples <text:span text:style-name="T1">(labeled + generated)</text:span></text:p>
      <text:p text:style-name="P25"><text:span text:style-name="T3">775</text:span> Testsamples</text:p>
      <text:p text:style-name="P25"/>
      <text:p text:style-name="P25">Test Accuracy : <text:span text:style-name="T4">0.517</text:span></text:p>
      <text:p text:style-name="P26">Confusion matrix of testset:</text:p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16">Predicted </text:p>
            <text:p text:style-name="P17">True</text:p>
          </table:table-cell>
          <table:table-cell table:style-name="Tabelle1.A1" office:value-type="string">
            <text:p text:style-name="P18">Class 1</text:p>
          </table:table-cell>
          <table:table-cell table:style-name="Tabelle1.A1" office:value-type="string">
            <text:p text:style-name="P18">Class 4</text:p>
          </table:table-cell>
          <table:table-cell table:style-name="Tabelle1.A1" office:value-type="string">
            <text:p text:style-name="P18">Class 6</text:p>
          </table:table-cell>
          <table:table-cell table:style-name="Tabelle1.E1" office:value-type="string">
            <text:p text:style-name="P18">Class 5</text:p>
          </table:table-cell>
        </table:table-row>
        <table:table-row>
          <table:table-cell table:style-name="Tabelle1.A2" office:value-type="string">
            <text:p text:style-name="P18">Class 1</text:p>
          </table:table-cell>
          <table:table-cell table:style-name="Tabelle1.A2" office:value-type="string">
            <text:p text:style-name="P14">54</text:p>
          </table:table-cell>
          <table:table-cell table:style-name="Tabelle1.A2" office:value-type="string">
            <text:p text:style-name="P20">0</text:p>
          </table:table-cell>
          <table:table-cell table:style-name="Tabelle1.A2" office:value-type="string">
            <text:p text:style-name="P20">7</text:p>
          </table:table-cell>
          <table:table-cell table:style-name="Tabelle1.E2" office:value-type="string">
            <text:p text:style-name="P20">16</text:p>
          </table:table-cell>
        </table:table-row>
        <table:table-row>
          <table:table-cell table:style-name="Tabelle1.A2" office:value-type="string">
            <text:p text:style-name="P18">Class 4</text:p>
          </table:table-cell>
          <table:table-cell table:style-name="Tabelle1.A2" office:value-type="string">
            <text:p text:style-name="P20">25</text:p>
          </table:table-cell>
          <table:table-cell table:style-name="Tabelle1.A2" office:value-type="string">
            <text:p text:style-name="P14">34</text:p>
          </table:table-cell>
          <table:table-cell table:style-name="Tabelle1.A2" office:value-type="string">
            <text:p text:style-name="P20">4</text:p>
          </table:table-cell>
          <table:table-cell table:style-name="Tabelle1.E2" office:value-type="string">
            <text:p text:style-name="P20">80</text:p>
          </table:table-cell>
        </table:table-row>
        <table:table-row>
          <table:table-cell table:style-name="Tabelle1.A2" office:value-type="string">
            <text:p text:style-name="P18">Class 6</text:p>
          </table:table-cell>
          <table:table-cell table:style-name="Tabelle1.A2" office:value-type="string">
            <text:p text:style-name="P20">7</text:p>
          </table:table-cell>
          <table:table-cell table:style-name="Tabelle1.A2" office:value-type="string">
            <text:p text:style-name="P19">1</text:p>
          </table:table-cell>
          <table:table-cell table:style-name="Tabelle1.A2" office:value-type="string">
            <text:p text:style-name="P14">100</text:p>
          </table:table-cell>
          <table:table-cell table:style-name="Tabelle1.E2" office:value-type="string">
            <text:p text:style-name="P20">11</text:p>
          </table:table-cell>
        </table:table-row>
        <table:table-row>
          <table:table-cell table:style-name="Tabelle1.A2" office:value-type="string">
            <text:p text:style-name="P18">Class 5</text:p>
          </table:table-cell>
          <table:table-cell table:style-name="Tabelle1.A2" office:value-type="string">
            <text:p text:style-name="P20">113</text:p>
          </table:table-cell>
          <table:table-cell table:style-name="Tabelle1.A2" office:value-type="string">
            <text:p text:style-name="P20">23</text:p>
          </table:table-cell>
          <table:table-cell table:style-name="Tabelle1.A2" office:value-type="string">
            <text:p text:style-name="P20">87</text:p>
          </table:table-cell>
          <table:table-cell table:style-name="Tabelle1.E2" office:value-type="string">
            <text:p text:style-name="P14">213</text:p>
          </table:table-cell>
        </table:table-row>
      </table:table>
      <text:p text:style-name="P22"/>
      <text:p text:style-name="P23">Anmerkungen:</text:p>
      <text:p text:style-name="P24">Ohne Threshold, gleiches Trainset wie bei CN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9:22:38.376775999</meta:creation-date>
    <dc:date>2018-05-03T16:16:23.433391434</dc:date>
    <meta:editing-duration>PT2H16M31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2" meta:paragraph-count="69" meta:word-count="114" meta:character-count="621" meta:non-whitespace-character-count="566"/>
  </office:meta>
</office:document-meta>
</file>